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horizontal-align="center" draw:textarea-vertical-align="middle"/>
    </style:style>
    <style:style style:name="gr2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1cm" draw:marker-start-width="0.356cm" draw:marker-end-width="0.356cm" draw:textarea-horizontal-align="center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" style:family="text">
      <style:text-properties fo:font-family="'Times New Roman'" style:font-family-generic="roman" style:font-pitch="variabl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xml:id="id2" draw:id="id2" draw:layer="controls" svg:width="0.508cm" svg:height="0.508cm" svg:x="2.515cm" svg:y="0.815cm">
          <draw:glue-point draw:id="4" svg:x="0cm" svg:y="0cm"/>
          <text:p/>
        </draw:circle>
        <draw:connector draw:style-name="gr2" draw:text-style-name="P1" draw:layer="controls" draw:type="line" svg:x1="0.851cm" svg:y1="3.791cm" svg:x2="2.769cm" svg:y2="1.069cm" draw:start-shape="id1" draw:start-glue-point="4" draw:end-shape="id2" draw:end-glue-point="4" svg:d="m851 3791 1918-2722">
          <text:p/>
        </draw:connector>
        <draw:connector draw:style-name="gr3" draw:text-style-name="P1" draw:layer="layout" draw:type="line" svg:x1="6.614cm" svg:y1="1.069cm" svg:x2="2.769cm" svg:y2="1.069cm" draw:start-shape="id3" draw:start-glue-point="4" draw:end-shape="id2" draw:end-glue-point="4" svg:d="m6614 1069h-3845">
          <text:p/>
        </draw:connector>
        <draw:connector draw:style-name="gr2" draw:text-style-name="P1" draw:layer="layout" draw:type="line" svg:x1="0.851cm" svg:y1="3.791cm" svg:x2="4.661cm" svg:y2="3.791cm" draw:start-shape="id1" draw:start-glue-point="4" draw:end-shape="id4" draw:end-glue-point="4" svg:d="m851 3791h3810">
          <text:p/>
        </draw:connector>
        <draw:frame draw:style-name="gr4" draw:text-style-name="P2" draw:layer="layout" svg:width="0.858cm" svg:height="1.047cm" svg:x="2.04cm" svg:y="0.035cm">
          <draw:text-box>
            <text:p><text:span text:style-name="T1">b</text:span></text:p>
          </draw:text-box>
        </draw:frame>
        <draw:frame draw:style-name="gr4" draw:text-style-name="P2" draw:layer="layout" svg:width="0.858cm" svg:height="1.047cm" svg:x="-0.038cm" svg:y="3.642cm">
          <draw:text-box>
            <text:p><text:span text:style-name="T1">a</text:span></text:p>
          </draw:text-box>
        </draw:frame>
        <draw:circle draw:style-name="gr1" draw:text-style-name="P1" xml:id="id1" draw:id="id1" draw:layer="layout" svg:width="0.508cm" svg:height="0.508cm" svg:x="0.597cm" svg:y="3.537cm">
          <draw:glue-point draw:id="4" svg:x="0cm" svg:y="0cm"/>
          <text:p/>
        </draw:circle>
        <draw:frame draw:style-name="gr4" draw:text-style-name="P2" draw:layer="layout" svg:width="0.815cm" svg:height="1.047cm" svg:x="3.772cm" svg:y="3.675cm">
          <draw:text-box>
            <text:p><text:span text:style-name="T1">c</text:span></text:p>
          </draw:text-box>
        </draw:frame>
        <draw:circle draw:style-name="gr1" draw:text-style-name="P1" xml:id="id4" draw:id="id4" draw:layer="layout" svg:width="0.508cm" svg:height="0.508cm" svg:x="4.407cm" svg:y="3.537cm">
          <draw:glue-point draw:id="4" svg:x="0cm" svg:y="0cm"/>
          <text:p/>
        </draw:circle>
        <draw:connector draw:style-name="gr2" draw:text-style-name="P1" draw:layer="layout" draw:type="line" svg:x1="8.506cm" svg:y1="3.791cm" svg:x2="6.614cm" svg:y2="1.069cm" draw:start-shape="id5" draw:start-glue-point="4" draw:end-shape="id3" draw:end-glue-point="4" svg:d="m8506 3791-1892-2722">
          <text:p/>
        </draw:connector>
        <draw:connector draw:style-name="gr2" draw:text-style-name="P1" draw:layer="layout" draw:type="line" svg:x1="4.661cm" svg:y1="3.791cm" svg:x2="8.506cm" svg:y2="3.791cm" draw:start-shape="id4" draw:start-glue-point="4" draw:end-shape="id5" draw:end-glue-point="4" svg:d="m4661 3791h3845">
          <text:p/>
        </draw:connector>
        <draw:frame draw:style-name="gr4" draw:text-style-name="P2" draw:layer="layout" svg:width="0.858cm" svg:height="1.047cm" svg:x="5.785cm" svg:y="0.035cm">
          <draw:text-box>
            <text:p><text:span text:style-name="T1">d</text:span></text:p>
          </draw:text-box>
        </draw:frame>
        <draw:frame draw:style-name="gr4" draw:text-style-name="P2" draw:layer="layout" svg:width="0.815cm" svg:height="1.047cm" svg:x="7.667cm" svg:y="3.675cm">
          <draw:text-box>
            <text:p><text:span text:style-name="T1">e</text:span></text:p>
          </draw:text-box>
        </draw:frame>
        <draw:circle draw:style-name="gr1" draw:text-style-name="P1" xml:id="id5" draw:id="id5" draw:layer="layout" svg:width="0.508cm" svg:height="0.508cm" svg:x="8.252cm" svg:y="3.537cm">
          <draw:glue-point draw:id="4" svg:x="0cm" svg:y="0cm"/>
          <text:p/>
        </draw:circle>
        <draw:circle draw:style-name="gr1" draw:text-style-name="P1" xml:id="id3" draw:id="id3" draw:layer="layout" svg:width="0.508cm" svg:height="0.508cm" svg:x="6.36cm" svg:y="0.815cm">
          <draw:glue-point draw:id="4" svg:x="0cm" svg:y="0cm"/>
          <text:p/>
        </draw:circle>
        <draw:connector draw:style-name="gr2" draw:text-style-name="P1" draw:layer="layout" draw:type="line" svg:x1="4.661cm" svg:y1="3.791cm" svg:x2="6.614cm" svg:y2="1.069cm" draw:start-shape="id4" draw:start-glue-point="4" draw:end-shape="id3" draw:end-glue-point="4" svg:d="m4661 3791 1953-2722">
          <text:p/>
        </draw:connector>
        <draw:connector draw:style-name="gr2" draw:text-style-name="P1" draw:layer="layout" draw:type="line" svg:x1="2.769cm" svg:y1="1.069cm" svg:x2="4.661cm" svg:y2="3.791cm" draw:start-shape="id2" draw:start-glue-point="4" svg:d="m2769 1069 1892 272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144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i Kazerani</meta:initial-creator>
    <meta:creation-date>2011-04-03T18:33:58.25</meta:creation-date>
    <dc:date>2011-04-04T00:27:33.16</dc:date>
    <dc:creator>Ali Kazerani</dc:creator>
    <meta:editing-duration>PT4M53S</meta:editing-duration>
    <meta:editing-cycles>2</meta:editing-cycles>
    <meta:generator>OpenOffice.org/3.3$Win32 OpenOffice.org_project/330m20$Build-9567</meta:generator>
    <meta:document-statistic meta:object-count="17"/>
  </office:meta>
</office:document-meta>
</file>